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4000000143A23837B4E34803C.png" manifest:media-type="image/png"/>
  <manifest:file-entry manifest:full-path="Pictures/100002010000001400000014CACDA7F3FA032BC6.png" manifest:media-type="image/png"/>
  <manifest:file-entry manifest:full-path="Pictures/100002010000001400000014BD850A3E9E1C0A4D.png" manifest:media-type="image/png"/>
  <manifest:file-entry manifest:full-path="Pictures/10000201000000140000001473D70AD08F141372.png" manifest:media-type="image/png"/>
  <manifest:file-entry manifest:full-path="Pictures/10000201000000140000001458F30751EF06EA39.png" manifest:media-type="image/png"/>
  <manifest:file-entry manifest:full-path="Pictures/100002010000001400000014AA52B9DBD3CC2EAA.png" manifest:media-type="image/png"/>
  <manifest:file-entry manifest:full-path="Pictures/100002010000001400000014A6A6BCC991873F21.png" manifest:media-type="image/png"/>
  <manifest:file-entry manifest:full-path="Pictures/10000201000000140000001434CCA4CFB1467997.png" manifest:media-type="image/png"/>
  <manifest:file-entry manifest:full-path="Pictures/100002010000001400000014271F88F5EB2B5640.png" manifest:media-type="image/png"/>
  <manifest:file-entry manifest:full-path="Pictures/100002010000001400000014C1D0B0F60CF6B833.png" manifest:media-type="image/png"/>
  <manifest:file-entry manifest:full-path="Pictures/10000201000000140000001464A77C319EFF9CEB.png" manifest:media-type="image/png"/>
  <manifest:file-entry manifest:full-path="Pictures/100002010000001400000014F8017B376F614570.png" manifest:media-type="image/png"/>
  <manifest:file-entry manifest:full-path="Pictures/1000020100000014000000144D336D8B804784DF.png" manifest:media-type="image/png"/>
  <manifest:file-entry manifest:full-path="Pictures/10000201000000140000001419BB407A7AF0918C.png" manifest:media-type="image/png"/>
  <manifest:file-entry manifest:full-path="Pictures/10000201000000140000001455A15B122036DF9D.png" manifest:media-type="image/png"/>
  <manifest:file-entry manifest:full-path="Pictures/10000201000000140000001473D60F2F1878CB60.png" manifest:media-type="image/png"/>
  <manifest:file-entry manifest:full-path="Pictures/1000020100000014000000145031E274293E7601.png" manifest:media-type="image/png"/>
  <manifest:file-entry manifest:full-path="Pictures/100002010000001400000014AC280AFF5AFBF7A9.png" manifest:media-type="image/png"/>
  <manifest:file-entry manifest:full-path="Pictures/100002010000001400000014BC3B9572266C9DFE.png" manifest:media-type="image/png"/>
  <manifest:file-entry manifest:full-path="Pictures/100002010000001400000014D95F941B62EBB894.png" manifest:media-type="image/png"/>
  <manifest:file-entry manifest:full-path="Pictures/100002010000001400000014769A0F6C0F486370.png" manifest:media-type="image/png"/>
  <manifest:file-entry manifest:full-path="Pictures/100002010000001400000014E382902F1DE2D9A8.png" manifest:media-type="image/png"/>
  <manifest:file-entry manifest:full-path="Pictures/100002010000001400000014644BCC24EC46CAF5.png" manifest:media-type="image/png"/>
  <manifest:file-entry manifest:full-path="Pictures/100002010000001400000014A9797C2D34CF6EF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ro1" style:family="table-row">
      <style:table-row-properties style:row-height="6.72mm" fo:break-before="auto" style:use-optimal-row-height="false"/>
    </style:style>
    <style:style style:name="ro2" style:family="table-row">
      <style:table-row-properties style:row-height="6.2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e8cb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g draw:z-index="0">
            <draw:g>
              <draw:frame draw:name="Изображение 1" draw:style-name="gr1" draw:text-style-name="P1" svg:width="7.04mm" svg:height="7.04mm" svg:x="4.2mm" svg:y="30.69mm">
                <draw:image xlink:href="Pictures/100002010000001400000014BD850A3E9E1C0A4D.png" xlink:type="simple" xlink:show="embed" xlink:actuate="onLoad" loext:mime-type="image/png">
                  <text:p/>
                </draw:image>
              </draw:frame>
              <draw:frame draw:name="Изображение 2" draw:style-name="gr1" draw:text-style-name="P1" svg:width="7.04mm" svg:height="7.04mm" svg:x="4.2mm" svg:y="113.22mm">
                <draw:image xlink:href="Pictures/10000201000000140000001458F30751EF06EA39.png" xlink:type="simple" xlink:show="embed" xlink:actuate="onLoad" loext:mime-type="image/png">
                  <text:p/>
                </draw:image>
              </draw:frame>
              <draw:frame draw:name="Изображение 3" draw:style-name="gr1" draw:text-style-name="P1" svg:width="6.3mm" svg:height="6.05mm" svg:x="4.57mm" svg:y="42.95mm">
                <draw:image xlink:href="Pictures/100002010000001400000014A6A6BCC991873F21.png" xlink:type="simple" xlink:show="embed" xlink:actuate="onLoad" loext:mime-type="image/png">
                  <text:p/>
                </draw:image>
              </draw:frame>
              <draw:frame draw:name="Изображение 4" draw:style-name="gr1" draw:text-style-name="P1" svg:width="7.04mm" svg:height="7.04mm" svg:x="4.2mm" svg:y="96.18mm">
                <draw:image xlink:href="Pictures/10000201000000140000001434CCA4CFB1467997.png" xlink:type="simple" xlink:show="embed" xlink:actuate="onLoad" loext:mime-type="image/png">
                  <text:p/>
                </draw:image>
              </draw:frame>
              <draw:frame draw:name="Изображение 5" draw:style-name="gr1" draw:text-style-name="P1" svg:width="5.3mm" svg:height="5.3mm" svg:x="5.07mm" svg:y="103.42mm">
                <draw:image xlink:href="Pictures/100002010000001400000014CACDA7F3FA032BC6.png" xlink:type="simple" xlink:show="embed" xlink:actuate="onLoad" loext:mime-type="image/png">
                  <text:p/>
                </draw:image>
              </draw:frame>
              <draw:frame draw:name="Изображение 6" draw:style-name="gr1" draw:text-style-name="P1" svg:width="7.04mm" svg:height="7.04mm" svg:x="4.2mm" svg:y="47.92mm">
                <draw:image xlink:href="Pictures/100002010000001400000014AA52B9DBD3CC2EAA.png" xlink:type="simple" xlink:show="embed" xlink:actuate="onLoad" loext:mime-type="image/png">
                  <text:p/>
                </draw:image>
              </draw:frame>
              <draw:frame draw:name="Изображение 7" draw:style-name="gr1" draw:text-style-name="P1" svg:width="7.04mm" svg:height="7.04mm" svg:x="4.2mm" svg:y="59.9mm">
                <draw:image xlink:href="Pictures/1000020100000014000000143A23837B4E34803C.png" xlink:type="simple" xlink:show="embed" xlink:actuate="onLoad" loext:mime-type="image/png">
                  <text:p/>
                </draw:image>
              </draw:frame>
              <draw:frame draw:name="Изображение 8" draw:style-name="gr1" draw:text-style-name="P1" svg:width="5.1mm" svg:height="5.1mm" svg:x="5.17mm" svg:y="13.41mm">
                <draw:image xlink:href="Pictures/100002010000001400000014271F88F5EB2B5640.png" xlink:type="simple" xlink:show="embed" xlink:actuate="onLoad" loext:mime-type="image/png">
                  <text:p/>
                </draw:image>
              </draw:frame>
              <draw:frame draw:name="Изображение 9" draw:style-name="gr1" draw:text-style-name="P1" svg:width="7.04mm" svg:height="7.04mm" svg:x="4.2mm" svg:y="65.37mm">
                <draw:image xlink:href="Pictures/100002010000001400000014C1D0B0F60CF6B833.png" xlink:type="simple" xlink:show="embed" xlink:actuate="onLoad" loext:mime-type="image/png">
                  <text:p/>
                </draw:image>
              </draw:frame>
              <draw:frame draw:name="Изображение 10" draw:style-name="gr1" draw:text-style-name="P1" svg:width="6.45mm" svg:height="6.45mm" svg:x="4.5mm" svg:y="18.56mm">
                <draw:image xlink:href="Pictures/10000201000000140000001464A77C319EFF9CEB.png" xlink:type="simple" xlink:show="embed" xlink:actuate="onLoad" loext:mime-type="image/png">
                  <text:p/>
                </draw:image>
              </draw:frame>
              <draw:frame draw:name="Изображение 11" draw:style-name="gr1" draw:text-style-name="P1" svg:width="7.04mm" svg:height="7.04mm" svg:x="4.2mm" svg:y="53.6mm">
                <draw:image xlink:href="Pictures/100002010000001400000014F8017B376F614570.png" xlink:type="simple" xlink:show="embed" xlink:actuate="onLoad" loext:mime-type="image/png">
                  <text:p/>
                </draw:image>
              </draw:frame>
              <draw:frame draw:name="Изображение 12" draw:style-name="gr1" draw:text-style-name="P1" svg:width="7.04mm" svg:height="7.04mm" svg:x="4.2mm" svg:y="84.37mm">
                <draw:image xlink:href="Pictures/1000020100000014000000144D336D8B804784DF.png" xlink:type="simple" xlink:show="embed" xlink:actuate="onLoad" loext:mime-type="image/png">
                  <text:p/>
                </draw:image>
              </draw:frame>
              <draw:frame draw:name="Изображение 13" draw:style-name="gr1" draw:text-style-name="P1" svg:width="7.04mm" svg:height="7.04mm" svg:x="4.2mm" svg:y="120.65mm">
                <draw:image xlink:href="Pictures/10000201000000140000001419BB407A7AF0918C.png" xlink:type="simple" xlink:show="embed" xlink:actuate="onLoad" loext:mime-type="image/png">
                  <text:p/>
                </draw:image>
              </draw:frame>
              <draw:frame draw:name="Изображение 14" draw:style-name="gr1" draw:text-style-name="P1" svg:width="6.7mm" svg:height="6.7mm" svg:x="4.37mm" svg:y="72.13mm">
                <draw:image xlink:href="Pictures/10000201000000140000001455A15B122036DF9D.png" xlink:type="simple" xlink:show="embed" xlink:actuate="onLoad" loext:mime-type="image/png">
                  <text:p/>
                </draw:image>
              </draw:frame>
              <draw:frame draw:name="Изображение 15" draw:style-name="gr1" draw:text-style-name="P1" svg:width="6.7mm" svg:height="6.7mm" svg:x="4.37mm" svg:y="90.63mm">
                <draw:image xlink:href="Pictures/10000201000000140000001473D60F2F1878CB60.png" xlink:type="simple" xlink:show="embed" xlink:actuate="onLoad" loext:mime-type="image/png">
                  <text:p/>
                </draw:image>
              </draw:frame>
              <draw:frame draw:name="Изображение 16" draw:style-name="gr1" draw:text-style-name="P1" svg:width="5.46mm" svg:height="5.46mm" svg:x="4.99mm" svg:y="108.94mm">
                <draw:image xlink:href="Pictures/1000020100000014000000145031E274293E7601.png" xlink:type="simple" xlink:show="embed" xlink:actuate="onLoad" loext:mime-type="image/png">
                  <text:p/>
                </draw:image>
              </draw:frame>
              <draw:frame draw:name="Изображение 17" draw:style-name="gr1" draw:text-style-name="P1" svg:width="6.7mm" svg:height="6.7mm" svg:x="4.37mm" svg:y="78.39mm">
                <draw:image xlink:href="Pictures/100002010000001400000014AC280AFF5AFBF7A9.png" xlink:type="simple" xlink:show="embed" xlink:actuate="onLoad" loext:mime-type="image/png">
                  <text:p/>
                </draw:image>
              </draw:frame>
              <draw:frame draw:name="Изображение 18" draw:style-name="gr1" draw:text-style-name="P1" svg:width="6.2mm" svg:height="6.2mm" svg:x="4.62mm" svg:y="36.83mm">
                <draw:image xlink:href="Pictures/10000201000000140000001473D70AD08F141372.png" xlink:type="simple" xlink:show="embed" xlink:actuate="onLoad" loext:mime-type="image/png">
                  <text:p/>
                </draw:image>
              </draw:frame>
              <draw:frame draw:name="Изображение 19" draw:style-name="gr1" draw:text-style-name="P1" svg:width="7.04mm" svg:height="7.04mm" svg:x="4.2mm" svg:y="24.29mm">
                <draw:image xlink:href="Pictures/100002010000001400000014BC3B9572266C9DFE.png" xlink:type="simple" xlink:show="embed" xlink:actuate="onLoad" loext:mime-type="image/png">
                  <text:p/>
                </draw:image>
              </draw:frame>
            </draw:g>
            <draw:frame draw:name="Изображение 20" draw:style-name="gr1" draw:text-style-name="P1" svg:width="7.04mm" svg:height="7.04mm" svg:x="4.2mm" svg:y="126.59mm">
              <draw:image xlink:href="Pictures/100002010000001400000014D95F941B62EBB894.png" xlink:type="simple" xlink:show="embed" xlink:actuate="onLoad" loext:mime-type="image/png">
                <text:p/>
              </draw:image>
            </draw:frame>
            <draw:frame draw:name="Изображение 21" draw:style-name="gr1" draw:text-style-name="P1" svg:width="6.42mm" svg:height="6.42mm" svg:x="4.51mm" svg:y="132.55mm">
              <draw:image xlink:href="Pictures/100002010000001400000014769A0F6C0F486370.png" xlink:type="simple" xlink:show="embed" xlink:actuate="onLoad" loext:mime-type="image/png">
                <text:p/>
              </draw:image>
            </draw:frame>
            <draw:frame draw:name="Изображение 22" draw:style-name="gr1" draw:text-style-name="P1" svg:width="7.04mm" svg:height="7.04mm" svg:x="4.2mm" svg:y="138.05mm">
              <draw:image xlink:href="Pictures/100002010000001400000014E382902F1DE2D9A8.png" xlink:type="simple" xlink:show="embed" xlink:actuate="onLoad" loext:mime-type="image/png">
                <text:p/>
              </draw:image>
            </draw:frame>
            <draw:frame draw:name="Изображение 23" draw:style-name="gr1" draw:text-style-name="P1" svg:width="7.04mm" svg:height="7.04mm" svg:x="4.2mm" svg:y="144.58mm">
              <draw:image xlink:href="Pictures/100002010000001400000014644BCC24EC46CAF5.png" xlink:type="simple" xlink:show="embed" xlink:actuate="onLoad" loext:mime-type="image/png">
                <text:p/>
              </draw:image>
            </draw:frame>
            <draw:frame draw:name="Изображение 24" draw:style-name="gr1" draw:text-style-name="P1" svg:width="7.04mm" svg:height="7.04mm" svg:x="4.2mm" svg:y="150.3mm">
              <draw:image xlink:href="Pictures/100002010000001400000014A9797C2D34CF6EF0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number-columns-repeated="2" table:default-cell-style-name="ce4"/>
        <table:table-column table:style-name="co3" table:default-cell-style-name="ce6"/>
        <table:table-column table:style-name="co3" table:number-columns-repeated="2" table:default-cell-style-name="ce2"/>
        <table:table-column table:style-name="co3" table:default-cell-style-name="ce8"/>
        <table:table-column table:style-name="co3" table:default-cell-style-name="ce21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number-columns-repeated="42"/>
        </table:table-row>
        <table:table-row table:style-name="ro2">
          <table:table-cell table:number-columns-repeated="2"/>
          <table:table-cell office:value-type="string" calcext:value-type="string">
            <text:p>pc_crystalline_uninhabitable</text:p>
          </table:table-cell>
          <table:table-cell office:value-type="string" calcext:value-type="string">
            <text:p>pc_crystalline_gas_giant</text:p>
          </table:table-cell>
          <table:table-cell office:value-type="string" calcext:value-type="string">
            <text:p>pc_metalline_uninhabitable</text:p>
          </table:table-cell>
          <table:table-cell office:value-type="string" calcext:value-type="string">
            <text:p>pc_metalline_gas_giant</text:p>
          </table:table-cell>
          <table:table-cell office:value-type="string" calcext:value-type="string">
            <text:p>pc_methanum_uninhabitable</text:p>
          </table:table-cell>
          <table:table-cell office:value-type="string" calcext:value-type="string">
            <text:p>pc_methanum_gas_giant</text:p>
          </table:table-cell>
          <table:table-cell office:value-type="string" calcext:value-type="string">
            <text:p>pc_carbonium_uninhabitable</text:p>
          </table:table-cell>
          <table:table-cell office:value-type="string" calcext:value-type="string">
            <text:p>pc_carbonium_gas_giant</text:p>
          </table:table-cell>
          <table:table-cell office:value-type="string" calcext:value-type="string">
            <text:p>pc_nitrogenium_uninhabitable</text:p>
          </table:table-cell>
          <table:table-cell office:value-type="string" calcext:value-type="string">
            <text:p>pc_nitrogenium_gas_giant</text:p>
          </table:table-cell>
          <table:table-cell office:value-type="string" calcext:value-type="string">
            <text:p>pc_sulphureum_uninhabitable</text:p>
          </table:table-cell>
          <table:table-cell office:value-type="string" calcext:value-type="string">
            <text:p>pc_sulphureum_gas_giant</text:p>
          </table:table-cell>
          <table:table-cell office:value-type="string" calcext:value-type="string">
            <text:p>pc_argonium_uninhabitable</text:p>
          </table:table-cell>
          <table:table-cell office:value-type="string" calcext:value-type="string">
            <text:p>pc_argonium_gas_giant</text:p>
          </table:table-cell>
          <table:table-cell office:value-type="string" calcext:value-type="string">
            <text:p>pc_phosphorium_uninhabitable</text:p>
          </table:table-cell>
          <table:table-cell office:value-type="string" calcext:value-type="string">
            <text:p>pc_phosphorium_gas_giant</text:p>
          </table:table-cell>
          <table:table-cell office:value-type="string" calcext:value-type="string">
            <text:p>pc_ammonium_uninhabitable</text:p>
          </table:table-cell>
          <table:table-cell office:value-type="string" calcext:value-type="string">
            <text:p>pc_ammonium_gas_giant</text:p>
          </table:table-cell>
          <table:table-cell office:value-type="string" calcext:value-type="string">
            <text:p>pc_mercurium_uninhabitable</text:p>
          </table:table-cell>
          <table:table-cell office:value-type="string" calcext:value-type="string">
            <text:p>pc_mercurium_gas_giant</text:p>
          </table:table-cell>
          <table:table-cell office:value-type="string" calcext:value-type="string">
            <text:p>pc_barium_uninhabitable</text:p>
          </table:table-cell>
          <table:table-cell office:value-type="string" calcext:value-type="string">
            <text:p>pc_barium_gas_giant</text:p>
          </table:table-cell>
          <table:table-cell office:value-type="string" calcext:value-type="string">
            <text:p>pc_celestial_barren</text:p>
          </table:table-cell>
          <table:table-cell office:value-type="string" calcext:value-type="string">
            <text:p>pc_celestial_hot</text:p>
          </table:table-cell>
          <table:table-cell office:value-type="string" calcext:value-type="string">
            <text:p>pc_celestial_molten</text:p>
          </table:table-cell>
          <table:table-cell office:value-type="string" calcext:value-type="string">
            <text:p>pc_celestial_wet</text:p>
          </table:table-cell>
          <table:table-cell office:value-type="string" calcext:value-type="string">
            <text:p>pc_celestial_cold</text:p>
          </table:table-cell>
          <table:table-cell office:value-type="string" calcext:value-type="string">
            <text:p>pc_celestial_frozen</text:p>
          </table:table-cell>
          <table:table-cell office:value-type="string" calcext:value-type="string">
            <text:p>pc_celestial_gas_gia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_parts</text:p>
          </table:table-cell>
          <table:table-cell office:value-type="string" calcext:value-type="string">
            <text:p>ship_modules</text:p>
          </table:table-cell>
          <table:table-cell office:value-type="string" calcext:value-type="string">
            <text:p>starbase_parts</text:p>
          </table:table-cell>
          <table:table-cell office:value-type="string" calcext:value-type="string">
            <text:p>starbase_modules</text:p>
          </table:table-cell>
          <table:table-cell office:value-type="string" calcext:value-type="string">
            <text:p>blockers</text:p>
          </table:table-cell>
          <table:table-cell office:value-type="string" calcext:value-type="string">
            <text:p>districts</text:p>
          </table:table-cell>
          <table:table-cell office:value-type="string" calcext:value-type="string">
            <text:p>buidings</text:p>
          </table:table-cell>
          <table:table-cell office:value-type="string" calcext:value-type="string">
            <text:p>armies</text:p>
          </table:table-cell>
          <table:table-cell office:value-type="string" calcext:value-type="string">
            <text:p>megastructures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 table:style-name="ce10" office:value-type="string" calcext:value-type="string">
            <text:p>mithril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2"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number-columns-repeated="2" table:style-name="ce1" office:value-type="string" calcext:value-type="string">
            <text:p>V</text:p>
          </table:table-cell>
          <table:table-cell table:style-name="ce1"/>
          <table:table-cell table:style-name="ce7" table:formula="of:=COUNTA([.AG3:.AO3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orihalk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4:.AO4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yuranic</text:p>
          </table:table-cell>
          <table:table-cell/>
          <table:table-cell table:style-name="ce1"/>
          <table:table-cell table:style-name="ce3"/>
          <table:table-cell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 table:number-columns-repeated="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5:.AO5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adamantium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5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7" table:formula="of:=COUNTA([.AG6:.AO6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vibran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7:.AO7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cobalt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table:number-columns-repeated="5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7" table:formula="of:=COUNTA([.AG8:.AO8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itildeen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9:.AO9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satramen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10:.AO10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lir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5"/>
          <table:table-cell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number-columns-repeated="2" table:style-name="ce1" office:value-type="string" calcext:value-type="string">
            <text:p>V</text:p>
          </table:table-cell>
          <table:table-cell table:style-name="ce1"/>
          <table:table-cell table:style-name="ce7" table:formula="of:=COUNTA([.AG11:.AO11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nevarrit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5" table:number-columns-repeated="2"/>
          <table:table-cell table:style-name="ce7"/>
          <table:table-cell table:style-name="ce3"/>
          <table:table-cell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 table:number-columns-repeated="6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7" table:formula="of:=COUNTA([.AG12:.AO12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hiotimolin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office:value-type="string" calcext:value-type="string">
            <text:p>V</text:p>
          </table:table-cell>
          <table:table-cell table:style-name="ce5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7" table:formula="of:=COUNTA([.AG13:.AO13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unobtan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4:.AO14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stalgrim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5:.AO15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iberium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16:.AO16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eler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8"/>
          <table:table-cell table:style-name="ce1" office:value-type="string" calcext:value-type="string">
            <text:p>V</text:p>
          </table:table-cell>
          <table:table-cell table:style-name="ce7" table:formula="of:=COUNTA([.AG17:.AO17])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gravitoid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8:.AO18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yl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19:.AO19])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chalcolivan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7"/>
          <table:table-cell table:style-name="ce7" table:formula="of:=COUNTA([.AG20:.AO20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errigen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/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/>
          <table:table-cell table:style-name="ce22"/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7" table:formula="of:=COUNTA([.AG21:.AO21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corenit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number-columns-repeated="2"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22:.AO22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energon</text:p>
          </table:table-cell>
          <table:table-cell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3:.AO23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engos</text:p>
          </table:table-cell>
          <table:table-cell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4:.AO24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hel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5:.AO25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kryptonite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26:.AO26])" office:value-type="float" office:value="2" calcext:value-type="float">
            <text:p>2</text:p>
          </table:table-cell>
        </table:table-row>
        <table:table-row table:style-name="ro4">
          <table:table-cell table:number-columns-repeated="32"/>
          <table:table-cell table:style-name="ce1" table:number-columns-repeated="8"/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TOTAL:</text:p>
          </table:table-cell>
          <table:table-cell table:style-name="ce7" table:formula="of:=COUNTA([.C3:.C26])" office:value-type="float" office:value="3" calcext:value-type="float">
            <text:p>3</text:p>
          </table:table-cell>
          <table:table-cell table:style-name="ce7" table:formula="of:=COUNTA([.D3:.D26])" office:value-type="float" office:value="2" calcext:value-type="float">
            <text:p>2</text:p>
          </table:table-cell>
          <table:table-cell table:style-name="ce7" table:formula="of:=COUNTA([.E3:.E26])" office:value-type="float" office:value="3" calcext:value-type="float">
            <text:p>3</text:p>
          </table:table-cell>
          <table:table-cell table:style-name="ce7" table:formula="of:=COUNTA([.F3:.F26])" office:value-type="float" office:value="2" calcext:value-type="float">
            <text:p>2</text:p>
          </table:table-cell>
          <table:table-cell table:style-name="ce7" table:formula="of:=COUNTA([.G3:.G26])" office:value-type="float" office:value="4" calcext:value-type="float">
            <text:p>4</text:p>
          </table:table-cell>
          <table:table-cell table:style-name="ce7" table:formula="of:=COUNTA([.H3:.H26])" office:value-type="float" office:value="2" calcext:value-type="float">
            <text:p>2</text:p>
          </table:table-cell>
          <table:table-cell table:style-name="ce7" table:formula="of:=COUNTA([.I3:.I26])" office:value-type="float" office:value="4" calcext:value-type="float">
            <text:p>4</text:p>
          </table:table-cell>
          <table:table-cell table:style-name="ce7" table:formula="of:=COUNTA([.J3:.J26])" office:value-type="float" office:value="2" calcext:value-type="float">
            <text:p>2</text:p>
          </table:table-cell>
          <table:table-cell table:style-name="ce7" table:formula="of:=COUNTA([.K3:.K26])" office:value-type="float" office:value="4" calcext:value-type="float">
            <text:p>4</text:p>
          </table:table-cell>
          <table:table-cell table:style-name="ce7" table:formula="of:=COUNTA([.L3:.L26])" office:value-type="float" office:value="3" calcext:value-type="float">
            <text:p>3</text:p>
          </table:table-cell>
          <table:table-cell table:style-name="ce7" table:formula="of:=COUNTA([.M3:.M26])" office:value-type="float" office:value="4" calcext:value-type="float">
            <text:p>4</text:p>
          </table:table-cell>
          <table:table-cell table:style-name="ce7" table:formula="of:=COUNTA([.N3:.N26])" office:value-type="float" office:value="3" calcext:value-type="float">
            <text:p>3</text:p>
          </table:table-cell>
          <table:table-cell table:style-name="ce7" table:formula="of:=COUNTA([.O3:.O26])" office:value-type="float" office:value="4" calcext:value-type="float">
            <text:p>4</text:p>
          </table:table-cell>
          <table:table-cell table:style-name="ce7" table:formula="of:=COUNTA([.P3:.P26])" office:value-type="float" office:value="3" calcext:value-type="float">
            <text:p>3</text:p>
          </table:table-cell>
          <table:table-cell table:style-name="ce7" table:formula="of:=COUNTA([.Q3:.Q26])" office:value-type="float" office:value="4" calcext:value-type="float">
            <text:p>4</text:p>
          </table:table-cell>
          <table:table-cell table:style-name="ce7" table:formula="of:=COUNTA([.R3:.R26])" office:value-type="float" office:value="3" calcext:value-type="float">
            <text:p>3</text:p>
          </table:table-cell>
          <table:table-cell table:style-name="ce7" table:formula="of:=COUNTA([.S3:.S26])" office:value-type="float" office:value="4" calcext:value-type="float">
            <text:p>4</text:p>
          </table:table-cell>
          <table:table-cell table:style-name="ce7" table:formula="of:=COUNTA([.T3:.T26])" office:value-type="float" office:value="3" calcext:value-type="float">
            <text:p>3</text:p>
          </table:table-cell>
          <table:table-cell table:style-name="ce7" table:formula="of:=COUNTA([.U3:.U26])" office:value-type="float" office:value="4" calcext:value-type="float">
            <text:p>4</text:p>
          </table:table-cell>
          <table:table-cell table:style-name="ce7" table:formula="of:=COUNTA([.V3:.V26])" office:value-type="float" office:value="3" calcext:value-type="float">
            <text:p>3</text:p>
          </table:table-cell>
          <table:table-cell table:style-name="ce7" table:formula="of:=COUNTA([.W3:.W26])" office:value-type="float" office:value="4" calcext:value-type="float">
            <text:p>4</text:p>
          </table:table-cell>
          <table:table-cell table:style-name="ce7" table:formula="of:=COUNTA([.X3:.X26])" office:value-type="float" office:value="2" calcext:value-type="float">
            <text:p>2</text:p>
          </table:table-cell>
          <table:table-cell table:style-name="ce7" table:formula="of:=COUNTA([.Y3:.Y26])" office:value-type="float" office:value="6" calcext:value-type="float">
            <text:p>6</text:p>
          </table:table-cell>
          <table:table-cell table:style-name="ce7" table:formula="of:=COUNTA([.Z3:.Z26])" office:value-type="float" office:value="4" calcext:value-type="float">
            <text:p>4</text:p>
          </table:table-cell>
          <table:table-cell table:style-name="ce7" table:formula="of:=COUNTA([.AA3:.AA26])" office:value-type="float" office:value="4" calcext:value-type="float">
            <text:p>4</text:p>
          </table:table-cell>
          <table:table-cell table:style-name="ce7" table:formula="of:=COUNTA([.AB3:.AB26])" office:value-type="float" office:value="3" calcext:value-type="float">
            <text:p>3</text:p>
          </table:table-cell>
          <table:table-cell table:style-name="ce7" table:formula="of:=COUNTA([.AC3:.AC26])" office:value-type="float" office:value="6" calcext:value-type="float">
            <text:p>6</text:p>
          </table:table-cell>
          <table:table-cell table:style-name="ce7" table:formula="of:=COUNTA([.AD3:.AD26])" office:value-type="float" office:value="4" calcext:value-type="float">
            <text:p>4</text:p>
          </table:table-cell>
          <table:table-cell table:style-name="ce7" table:formula="of:=COUNTA([.AE3:.AE26])" office:value-type="float" office:value="5" calcext:value-type="float">
            <text:p>5</text:p>
          </table:table-cell>
          <table:table-cell table:number-columns-repeated="11"/>
        </table:table-row>
        <table:table-row table:style-name="ro4" table:number-rows-repeated="1048547">
          <table:table-cell table:number-columns-repeated="42"/>
        </table:table-row>
        <table:table-row table:style-name="ro4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.00.0000</text:date>, <text:time style:data-style-name="N2" text:time-value="12:26:58.5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3:40:08.175000000</meta:creation-date>
    <dc:date>2019-07-14T12:27:23.155000000</dc:date>
    <meta:editing-duration>PT3H38M18S</meta:editing-duration>
    <meta:editing-cycles>17</meta:editing-cycles>
    <meta:generator>LibreOffice/6.2.2.2$Windows_x86 LibreOffice_project/2b840030fec2aae0fd2658d8d4f9548af4e3518d</meta:generator>
    <meta:document-statistic meta:table-count="1" meta:cell-count="273" meta:object-count="1"/>
  </office:meta>
</office:document-meta>
</file>